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draw="urn:oasis:names:tc:opendocument:xmlns:drawing:1.0" xmlns:text="urn:oasis:names:tc:opendocument:xmlns:text:1.0">
  <office:body>
    <office:presentation>
      <draw:page draw:name="page1">
        <draw:frame>
          <draw:text-box>
            <text:p>Lorem ipsum dolor sit amet. 吾輩は猫である。</text:p>
          </draw:text-box>
        </draw:frame>
      </draw:page>
    </office:presentation>
  </office:body>
</office:document-content>
</file>